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inherit" svg:font-family="inherit"/>
    <style:font-face style:name="monospace" svg:font-family="monospace"/>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line-height="100%"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variant="normal" fo:text-transform="none" fo:color="#252525"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variant="normal" fo:text-transform="none" fo:color="#252525"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variant="normal" fo:text-transform="none" fo:color="#1c1c1c"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font-size="14pt" style:font-size-asian="14pt" style:font-size-complex="14pt"/>
    </style:style>
    <style:style style:name="P9" style:family="paragraph" style:parent-style-name="Standard">
      <style:text-properties style:font-name="Times New Roman" fo:font-size="12pt" style:font-size-asian="12pt" style:font-size-complex="12pt"/>
    </style:style>
    <style:style style:name="P10" style:family="paragraph" style:parent-style-name="Preformatted_20_Text">
      <style:paragraph-properties fo:text-align="start" style:justify-single-word="false"/>
    </style:style>
    <style:style style:name="P11" style:family="paragraph" style:parent-style-name="Preformatted_20_Text">
      <style:paragraph-properties fo:text-align="start" style:justify-single-word="false"/>
      <style:text-properties fo:font-size="14pt" style:font-size-asian="14pt" style:font-size-complex="14pt"/>
    </style:style>
    <style:style style:name="P12" style:family="paragraph" style:parent-style-name="Preformatted_20_Text">
      <style:paragraph-properties fo:margin-left="0cm" fo:margin-right="0cm" fo:margin-top="0cm" fo:margin-bottom="0cm" style:line-height-at-least="0.609cm" fo:widows="1" fo:text-indent="0cm" style:auto-text-indent="false" fo:padding="0cm" fo:border="none"/>
    </style:style>
    <style:style style:name="P13" style:family="paragraph" style:parent-style-name="Preformatted_20_Text">
      <style:paragraph-properties fo:margin-top="0cm" fo:margin-bottom="0cm" style:line-height-at-least="0.609cm" fo:widows="1" fo:padding="0cm" fo:border="none"/>
    </style:style>
    <style:style style:name="P14" style:family="paragraph" style:parent-style-name="Preformatted_20_Text">
      <style:paragraph-properties fo:margin-top="0cm" fo:margin-bottom="0cm" style:line-height-at-least="0.609cm" fo:text-align="start" style:justify-single-word="false" fo:widows="1" fo:padding="0cm" fo:border="none"/>
      <style:text-properties fo:font-variant="normal" fo:text-transform="none" fo:color="#252525"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top="0cm" fo:margin-bottom="0cm" style:line-height-at-least="0.609cm" fo:text-align="start" style:justify-single-word="false" fo:widows="1" fo:padding="0cm" fo:border="none"/>
      <style:text-properties fo:font-variant="normal" fo:text-transform="none" fo:color="#252525"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Text_20_body">
      <style:paragraph-properties fo:text-align="start" style:justify-single-word="false"/>
      <style:text-properties fo:font-variant="normal" fo:text-transform="none" fo:color="#222222" style:font-name="monospace" fo:font-size="13.5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Table_20_Contents">
      <style:paragraph-properties fo:text-align="start" style:justify-single-word="false"/>
      <style:text-properties style:font-name="Times New Roman" fo:font-size="14pt" style:font-size-asian="14pt" style:font-size-complex="14pt"/>
    </style:style>
    <style:style style:name="P18" style:family="paragraph" style:parent-style-name="Table_20_Contents">
      <style:paragraph-properties fo:text-align="start" style:justify-single-word="false"/>
      <style:text-properties style:font-name="Times New Roman" fo:font-size="12pt" style:font-size-asian="12pt" style:font-size-complex="12pt"/>
    </style:style>
    <style:style style:name="P19" style:family="paragraph" style:parent-style-name="Table_20_Contents">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able_20_Contents">
      <style:paragraph-properties fo:text-align="start" style:justify-single-word="false"/>
      <style:text-properties fo:font-variant="normal" fo:text-transform="none" fo:color="#1f1f1f" style:font-name="Times New Roman" fo:font-size="12pt" fo:letter-spacing="normal" fo:font-style="normal" fo:font-weight="normal" style:font-size-asian="12pt" style:font-size-complex="12pt"/>
    </style:style>
    <style:style style:name="P21" style:family="paragraph" style:parent-style-name="Preformatted_20_Text">
      <style:paragraph-properties fo:margin-top="0cm" fo:margin-bottom="0cm" style:line-height-at-least="0.609cm" fo:text-align="start" style:justify-single-word="false" fo:widows="1" fo:padding="0cm" fo:border="none"/>
      <style:text-properties fo:font-variant="normal" fo:text-transform="none" fo:color="#252525"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22" style:family="paragraph" style:parent-style-name="Preformatted_20_Text">
      <style:paragraph-properties fo:margin-left="0cm" fo:margin-right="0cm" fo:margin-top="0cm" fo:margin-bottom="0cm" style:line-height-at-least="0.609cm" fo:widows="1" fo:text-indent="0cm" style:auto-text-indent="false" fo:padding="0cm" fo:border="none"/>
    </style:style>
    <style:style style:name="P23" style:family="paragraph" style:parent-style-name="Standard" style:list-style-name="L2">
      <style:paragraph-properties fo:text-align="start" style:justify-single-word="false"/>
    </style:style>
    <style:style style:name="P24" style:family="paragraph" style:parent-style-name="Standard" style:list-style-name="L4">
      <style:paragraph-properties fo:text-align="start" style:justify-single-word="false"/>
    </style:style>
    <style:style style:name="P25" style:family="paragraph" style:parent-style-name="Standard" style:list-style-name="L5">
      <style:paragraph-properties fo:text-align="start" style:justify-single-word="false"/>
    </style:style>
    <style:style style:name="P26" style:family="paragraph" style:parent-style-name="Standard">
      <style:paragraph-properties fo:text-align="start" style:justify-single-word="false"/>
      <style:text-properties fo:font-variant="normal" fo:text-transform="none" fo:color="#252525"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list-style-name="L2">
      <style:paragraph-properties fo:text-align="start" style:justify-single-word="false"/>
      <style:text-properties fo:font-variant="normal" fo:text-transform="none" fo:color="#252525"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list-style-name="L3">
      <style:paragraph-properties fo:text-align="start" style:justify-single-word="false"/>
      <style:text-properties fo:font-variant="normal" fo:text-transform="none" fo:color="#252525"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4">
      <style:paragraph-properties fo:text-align="start" style:justify-single-word="false"/>
      <style:text-properties fo:font-variant="normal" fo:text-transform="none" fo:color="#252525"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list-style-name="L5">
      <style:paragraph-properties fo:text-align="start" style:justify-single-word="false"/>
      <style:text-properties fo:font-variant="normal" fo:text-transform="none" fo:color="#252525"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6">
      <style:paragraph-properties fo:text-align="start" style:justify-single-word="false"/>
      <style:text-properties fo:font-variant="normal" fo:text-transform="none" fo:color="#252525"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7">
      <style:paragraph-properties fo:text-align="start" style:justify-single-word="false"/>
      <style:text-properties fo:font-variant="normal" fo:text-transform="none" fo:color="#252525"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list-style-name="L8">
      <style:paragraph-properties fo:text-align="start" style:justify-single-word="false"/>
      <style:text-properties fo:font-variant="normal" fo:text-transform="none" fo:color="#252525"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9">
      <style:paragraph-properties fo:text-align="start" style:justify-single-word="false"/>
      <style:text-properties fo:font-variant="normal" fo:text-transform="none" fo:color="#252525"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52525"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font-variant="normal" fo:text-transform="none" fo:color="#252525" style:font-name="Times New Roman" fo:font-size="14pt" fo:letter-spacing="normal"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52525"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variant="normal" fo:text-transform="none" fo:color="#252525"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text-properties fo:font-size="14pt" style:text-underline-style="solid" style:text-underline-width="auto" style:text-underline-color="font-color" style:font-size-asian="14pt" style:font-size-complex="14pt"/>
    </style:style>
    <style:style style:name="P40" style:family="paragraph" style:parent-style-name="Standard">
      <style:text-properties fo:font-size="14pt" fo:font-weight="bold" style:font-size-asian="14pt" style:font-weight-asian="bold" style:font-size-complex="14pt" style:font-weight-complex="bold"/>
    </style:style>
    <style:style style:name="P4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2" style:family="paragraph" style:parent-style-name="Standard">
      <style:text-properties fo:font-size="15pt" fo:font-weight="bold" style:font-size-asian="15pt" style:font-weight-asian="bold" style:font-size-complex="15pt" style:font-weight-complex="bold"/>
    </style:style>
    <style:style style:name="P43" style:family="paragraph" style:parent-style-name="Standard">
      <style:text-properties fo:font-size="15pt" style:font-size-asian="15pt" style:font-size-complex="15pt"/>
    </style:style>
    <style:style style:name="P44"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45" style:family="paragraph" style:parent-style-name="Standard">
      <style:paragraph-properties fo:margin-top="0cm" fo:margin-bottom="0cm" style:line-height-at-least="0.609cm" fo:text-align="start" style:justify-single-word="false" fo:widows="1" fo:padding="0cm" fo:border="none"/>
      <style:text-properties fo:font-variant="normal" fo:text-transform="none" fo:color="#252525"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Text_20_body" style:list-style-name="L1">
      <style:paragraph-properties fo:text-align="start" style:justify-single-word="false"/>
    </style:style>
    <style:style style:name="P47" style:family="paragraph" style:parent-style-name="Text_20_body" style:list-style-name="L1">
      <style:paragraph-properties fo:margin-top="0cm" fo:margin-bottom="0cm" style:line-height-at-least="0.661cm" fo:widows="1" fo:padding="0cm" fo:border="none"/>
    </style:style>
    <style:style style:name="P48" style:family="paragraph" style:parent-style-name="Text_20_body" style:list-style-name="L1">
      <style:paragraph-properties fo:margin-top="0cm" fo:margin-bottom="0cm" style:line-height-at-least="0.661cm" fo:widows="1" fo:padding="0cm" fo:border="none"/>
      <style:text-properties fo:font-variant="normal" fo:text-transform="none" fo:color="#66cc66" style:font-name="inherit" fo:font-size="13.5pt" fo:letter-spacing="normal" fo:font-style="normal" fo:font-weight="normal"/>
    </style:style>
    <style:style style:name="T1" style:family="text">
      <style:text-properties fo:font-variant="normal" fo:text-transform="none" fo:color="#252525" style:font-name="sans-serif" fo:font-size="10.5pt" fo:letter-spacing="normal" fo:font-style="normal" fo:font-weight="normal" style:font-size-asian="12pt" style:font-size-complex="12pt"/>
    </style:style>
    <style:style style:name="T2" style:family="text">
      <style:text-properties fo:font-variant="normal" fo:text-transform="none" fo:color="#252525"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3" style:family="text">
      <style:text-properties fo:font-variant="normal" fo:text-transform="none" fo:color="#252525"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252525" fo:letter-spacing="normal"/>
    </style:style>
    <style:style style:name="T5" style:family="text">
      <style:text-properties fo:font-variant="normal" fo:text-transform="none" fo:color="#cecece" fo:letter-spacing="normal"/>
    </style:style>
    <style:style style:name="T6" style:family="text">
      <style:text-properties fo:font-variant="normal" fo:text-transform="none" fo:color="#f92672" fo:font-size="12pt" fo:letter-spacing="normal" fo:font-style="normal"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f92672" fo:font-size="12pt" fo:letter-spacing="normal" fo:font-style="normal" fo:font-weight="normal" style:font-size-asian="12pt" style:font-size-complex="12pt"/>
    </style:style>
    <style:style style:name="T8" style:family="text">
      <style:text-properties fo:font-variant="normal" fo:text-transform="none" fo:color="#f92672" fo:letter-spacing="normal" fo:font-style="normal" fo:font-weight="normal"/>
    </style:style>
    <style:style style:name="T9" style:family="text">
      <style:text-properties fo:font-variant="normal" fo:text-transform="none" fo:color="#f8f8f2" fo:letter-spacing="normal" fo:font-style="normal" fo:font-weight="normal"/>
    </style:style>
    <style:style style:name="T10" style:family="text">
      <style:text-properties fo:font-variant="normal" fo:text-transform="none" fo:color="#a6e22e" fo:letter-spacing="normal" fo:font-style="normal" fo:font-weight="normal"/>
    </style:style>
    <style:style style:name="T11" style:family="text">
      <style:text-properties fo:font-variant="normal" fo:text-transform="none" fo:color="#a6e22e" fo:font-size="12pt" fo:letter-spacing="normal" fo:font-style="normal" fo:font-weight="normal" style:font-size-asian="12pt" style:font-size-complex="12pt"/>
    </style:style>
    <style:style style:name="T12" style:family="text">
      <style:text-properties fo:font-variant="normal" fo:text-transform="none" fo:color="#a6e22e" fo:font-size="12pt" fo:letter-spacing="normal" fo:font-style="normal"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e6db74" fo:letter-spacing="normal" fo:font-style="normal" fo:font-weight="normal"/>
    </style:style>
    <style:style style:name="T14" style:family="text">
      <style:text-properties fo:font-variant="normal" fo:text-transform="none" fo:color="#e6db74" fo:font-size="12pt" fo:letter-spacing="normal" fo:font-style="normal" fo:font-weight="normal" style:font-size-asian="12pt" style:font-size-complex="12pt"/>
    </style:style>
    <style:style style:name="T15" style:family="text">
      <style:text-properties fo:font-variant="normal" fo:text-transform="none" fo:color="#e6db74" fo:font-size="12pt" fo:letter-spacing="normal" fo:font-style="normal"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fo:color="#1c1c1c" fo:letter-spacing="normal"/>
    </style:style>
    <style:style style:name="T17" style:family="text">
      <style:text-properties fo:font-variant="normal" fo:text-transform="none" fo:color="#1c1c1c" fo:letter-spacing="normal" fo:font-style="normal" fo:font-weight="normal"/>
    </style:style>
    <style:style style:name="T18" style:family="text">
      <style:text-properties fo:font-variant="normal" fo:text-transform="none" fo:color="#1c1c1c" fo:font-size="12pt" fo:letter-spacing="normal" fo:font-style="normal" fo:font-weight="normal" style:font-size-asian="12pt" style:font-style-asian="normal" style:font-weight-asian="normal" style:font-size-complex="12pt" style:font-style-complex="normal" style:font-weight-complex="normal"/>
    </style:style>
    <style:style style:name="T19" style:family="text">
      <style:text-properties fo:font-variant="normal" fo:text-transform="none" fo:color="#1c1c1c" fo:font-size="12pt" fo:letter-spacing="normal" fo:font-style="normal" fo:font-weight="normal" style:font-size-asian="12pt" style:font-size-complex="12pt"/>
    </style:style>
    <style:style style:name="T20" style:family="text">
      <style:text-properties fo:font-variant="normal" fo:text-transform="none" fo:color="#1c1c1c" style:font-name="Times New Roman" fo:font-size="12pt" fo:letter-spacing="normal" fo:font-style="normal" fo:font-weight="normal" style:font-size-asian="12pt" style:font-size-complex="12pt"/>
    </style:style>
    <style:style style:name="T21" style:family="text">
      <style:text-properties fo:font-variant="normal" fo:text-transform="none" fo:color="#1c1c1c" style:font-name="Times New Roman" fo:font-size="12pt" fo:letter-spacing="normal" fo:font-style="normal" fo:font-weight="bold" style:font-size-asian="12pt" style:font-weight-asian="bold" style:font-size-complex="12pt" style:font-weight-complex="bold"/>
    </style:style>
    <style:style style:name="T22" style:family="text">
      <style:text-properties fo:font-variant="normal" fo:text-transform="none" fo:color="#1c1c1c" style:font-name="Times New Roman" fo:font-size="14pt" fo:letter-spacing="normal" fo:font-style="normal" fo:font-weight="bold" style:font-size-asian="14pt" style:font-weight-asian="bold" style:font-size-complex="14pt" style:font-weight-complex="bold"/>
    </style:style>
    <style:style style:name="T23" style:family="text">
      <style:text-properties fo:font-variant="normal" fo:text-transform="none" fo:color="#1f1f1f" style:font-name="Times New Roman" fo:font-size="11.25pt" fo:letter-spacing="normal" fo:font-style="normal" fo:font-weight="normal"/>
    </style:style>
    <style:style style:name="T24" style:family="text">
      <style:text-properties fo:font-variant="normal" fo:text-transform="none" fo:color="#222222" style:font-name="monospace" fo:font-size="13.5pt" fo:letter-spacing="normal" fo:font-style="normal" fo:font-weight="normal"/>
    </style:style>
    <style:style style:name="T25" style:family="text">
      <style:text-properties fo:font-variant="normal" fo:text-transform="none" fo:color="#222222" style:font-name="monospace" fo:font-size="13.5pt" fo:letter-spacing="normal" fo:font-style="normal" fo:font-weight="normal" style:font-size-asian="14pt" style:font-style-asian="normal" style:font-weight-asian="normal" style:font-size-complex="14pt" style:font-style-complex="normal" style:font-weight-complex="normal"/>
    </style:style>
    <style:style style:name="T26" style:family="text">
      <style:text-properties fo:font-variant="normal" fo:text-transform="none" fo:color="#222222" fo:letter-spacing="normal"/>
    </style:style>
    <style:style style:name="T27" style:family="text">
      <style:text-properties fo:font-variant="normal" fo:text-transform="none" fo:color="#66cc66" style:font-name="inherit" fo:font-size="13.5pt" fo:letter-spacing="normal" fo:font-style="normal" fo:font-weight="normal" style:font-size-asian="14pt" style:font-style-asian="normal" style:font-weight-asian="normal" style:font-size-complex="14pt" style:font-style-complex="normal" style:font-weight-complex="normal"/>
    </style:style>
    <style:style style:name="T28" style:family="text">
      <style:text-properties fo:font-variant="normal" fo:text-transform="none" fo:color="#000000" style:font-name="inherit" fo:font-size="13.5pt" fo:letter-spacing="normal" fo:font-style="normal" fo:font-weight="bold"/>
    </style:style>
    <style:style style:name="T29" style:family="text">
      <style:text-properties fo:font-variant="normal" fo:text-transform="none" fo:color="#993333" style:font-name="inherit" fo:font-size="13.5pt" fo:letter-spacing="normal" fo:font-style="normal" fo:font-weight="normal"/>
    </style:style>
    <style:style style:name="T30" style:family="text">
      <style:text-properties fo:font-variant="normal" fo:text-transform="none" fo:color="#808080" style:font-name="inherit" fo:font-size="13.5pt" fo:letter-spacing="normal" fo:font-style="italic" fo:font-weight="normal"/>
    </style:style>
    <style:style style:name="T31" style:family="text">
      <style:text-properties fo:font-size="12pt" style:font-size-asian="12pt" style:font-size-complex="12pt"/>
    </style:style>
    <style:style style:name="T32" style:family="text">
      <style:text-properties fo:font-weight="bold" style:font-weight-asian="bold" style:font-weight-complex="bold"/>
    </style:style>
    <style:style style:name="T33" style:family="text">
      <style:text-properties fo:font-size="14pt" style:font-size-asian="14pt" style:font-size-complex="14pt"/>
    </style:style>
    <style:style style:name="T34" style:family="text">
      <style:text-properties fo:color="#1c1c1c" style:font-name="Times New Roman"/>
    </style:style>
    <style:style style:name="T35" style:family="text">
      <style:text-properties style:font-name="Times New Roman"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3"/>
      <text:p text:style-name="P43"/>
      <text:p text:style-name="P43"/>
      <text:p text:style-name="P43"/>
      <text:p text:style-name="P36">Inhaltsverzeichnis</text:p>
      <text:p text:style-name="P5"/>
      <text:p text:style-name="P5">1. <text:s text:c="3"/>Entstehung und Entwichlung des Internets</text:p>
      <text:p text:style-name="P5">1.1 <text:s/>Web 2.0</text:p>
      <text:p text:style-name="P5">2. <text:s text:c="3"/>Geschichte Responsive Images</text:p>
      <text:p text:style-name="P5">2.1 <text:s text:c="2"/>Basic</text:p>
      <text:p text:style-name="P5">2.2 <text:s/>Entstehung von Elementen und deren Problematik</text:p>
      <text:p text:style-name="P5">2.3 <text:s/>Probleme im responsive Design/ Focal Point</text:p>
      <text:p text:style-name="P5">3. <text:s text:c="3"/>Die Anwendungsfälle (Use Cases) für responsive Images</text:p>
      <text:p text:style-name="P5">4. <text:s text:c="3"/>Erklärung der <text:s/>Begriffe</text:p>
      <text:p text:style-name="P5">4.1 <text:s/>x-Wert</text:p>
      <text:p text:style-name="P5">4.2 <text:s/>w-Werte</text:p>
      <text:p text:style-name="P5">4.3 <text:s/>srcset</text:p>
      <text:p text:style-name="P5">4.4 <text:s/>sizes</text:p>
      <text:p text:style-name="P5">4.5 <text:s/>&lt;picture&gt; Element</text:p>
      <text:p text:style-name="P14"><text:span text:style-name="Source_20_Text"><text:span text:style-name="T34">6. <text:s text:c="2"/>Bilder für unterschiedliche Display-Qualitäten</text:span></text:span></text:p>
      <text:p text:style-name="P15"><text:span text:style-name="Source_20_Text"><text:span text:style-name="T35">6.1 Dateiformate</text:span></text:span></text:p>
      <text:p text:style-name="P15"><text:span text:style-name="Source_20_Text"><text:span text:style-name="T35">6.2 Aktuelle Probleme</text:span></text:span></text:p>
      <text:p text:style-name="P15"><text:span text:style-name="Source_20_Text"><text:span text:style-name="T35">7. <text:s/>Aktueller Stand</text:span></text:span></text:p>
      <text:p text:style-name="P15"><text:span text:style-name="Source_20_Text"><text:span text:style-name="T35">8. <text:s/>Fazit</text:span></text:span></text:p>
      <text:p text:style-name="P15"><text:span text:style-name="Source_20_Text"><text:span text:style-name="T35">9. <text:s/>Glossar</text:span></text:span></text:p>
      <text:p text:style-name="P15"><text:span text:style-name="Source_20_Text"><text:span text:style-name="T35">10. <text:s/>Aufgaben zum Inhaltlichen Verständnis </text:span></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text:soft-page-break/>1.Entstehung und Entwicklung des Internets </text:p>
      <text:p text:style-name="P42"/>
      <text:p text:style-name="P9">Ein wichtiger Bestandteil des Internets ist das responsive Image. Um das responsive Image besser erklären zu können, betrachten wir zunächst die Entstehung und Etwicklung des Internets.</text:p>
      <text:p text:style-name="P9">Zurück zu führen ist diese als militärische Maßnahme, zur Zeit des Kalten Krieges zwischen den Weltmächten USA und UdSSR. Im Jahre 1957 gab das amerikanische Militär dann den Auftrag, ein sicheres Kommunikationsnetzwerk zu entwickeln. </text:p>
      <text:p text:style-name="P9"/>
      <text:p text:style-name="P9">Zu diesem Zeitpunkt war die Gefahr eines nuklearen Angriffes sehr hoch was die Wichtigkeit eines <text:s/>zentral organisierten Netzwerkes drastisch erhöhte. Es entstand nach langanhaltenden Forschungen das ARPANET. </text:p>
      <text:p text:style-name="P9">Durch das Einbinden mehrerer Universitäten und Forschungseinrichtungen entwickelte sich das ARPANET mehr und mehr von einem militärischen zu einem zivilen Netzwerk.</text:p>
      <text:p text:style-name="P9">In den 80er Jahren dann, teilte sich das Netzwerk entgültig in das MILNET, ausschließlich für die militärische Nutzung, und das ARPANET für die zivilie Nutzung auf.</text:p>
      <text:p text:style-name="P9"/>
      <text:p text:style-name="P9">Durch diesen Schritt fingen vorallem Firmen und Unternehmen an, das Internet für ihre Geschäfte zu verwenden. Durch eigene Webseiten wurde ihnen daher eine Vielfalt von Möglichkeiten zur wirtschaftlichen aber auch gesellschaftlichen, individuellen Selbstverwirklichung zur Verfügung gestellt. Das Internet gewann mehr und mehr an Popularität und Relevanz. Da die Nutzung des Netzes lediglich über Rechner erfolgte, wurde schon bald an einer Möglichkeit gearbeitet, das Internet auch mobil nutzen zu können. Die ersten internetfähigen Mobiltelefone kamen auf den Markt. Diese jedoch waren, sowohl was Schnelligkeit als auch was Grafik betraf, eher mangelhaft konstruiert. Durch die Etablierung des Smartphones, des Tablets etc. wurden nicht nur neue Geräte mit vielen Funktionen, sondern auch neue Möglichkeiten für die Nutzer ins Leben gerufen. </text:p>
      <text:p text:style-name="P1"/>
      <text:p text:style-name="P40">1.1 <text:s/>Web 2.0</text:p>
      <text:p text:style-name="P8"/>
      <text:p text:style-name="P1">Um spezifisch auf diese Funktionen, welche das Internet umfassen, weiter eingehen zu können, widmen wir uns dem Begriff Web 2.0. </text:p>
      <text:p text:style-name="P1">Das Web 2.0 hat zu dieser Entwicklung einen wichtigen Beitrag geleistet. Man versteht darunter nicht in etwa eine weit aus vielfältigere Anreihung von Funktionen und Technologien, nein viel eher umschreibt man das Web 2.0 als erweiterung bzw. moderniesierung des World Wide Web. </text:p>
      <text:p text:style-name="P2"/>
      <text:p text:style-name="P2">Im Focus hierbei steht vorallem dass das Web nicht mehr als reines Informatonsangebot angesehen wird, sondern den Nutzern die Möglichkeit geboten wird, selbst mitwirken zu können. Man erkennt also dass die ursprünglich eher passive Nutzung des Internets nun die Möglichkeit zur aktiven Beteiligung und Mitgestaltung der Informatonsbestände bietet. Unterstützt wird dies durch die Tatsache, dass wegen der grundlegenden Eigenschaften des www der Sourcecode oftmals für alle sichtbar und verfügbar ist. </text:p>
      <text:p text:style-name="P3">Neben neuen Technologien oder auch Innovationen wie unter anderem Cloud-Computing, bezieht man sich hier in erster Linie auf eine veränderte Nutzung und Wahrnehmung des Internets.</text:p>
      <text:p text:style-name="P3">Nach und nach hat sich daher der Begriff Prosument (engl. Prosumer) eingebürgert. Mit diesem lässt sich die neue Funktion des Nutzers leichter definieren. </text:p>
      <text:p text:style-name="P3">Im Allgemeinen spricht man daher von der zweiten Welle des World Wide Web.</text:p>
      <text:p text:style-name="P3">Mit diesem Fortschritt etablierten sich mit der Zeit ebenfalls die sozialen Netzwerke wie Facebook, Twitter, Instagram, Skype etc. Man merkte daher schnell, dass es wichtig war die Bilder in verschiedenen Formaten, so wie sie beispielsweise auf dem PC zu sehen waren, sie auch auf dem Smartphone oder dem Tablet sehen zu können. Responsive Image gewann somit an Bedeutung.</text:p>
      <text:p text:style-name="P3"/>
      <text:p text:style-name="P3"/>
      <text:p text:style-name="P2"><text:soft-page-break/><draw:frame draw:style-name="fr1" draw:name="Grafik3" text:anchor-type="as-char" svg:width="16.14cm" svg:height="9.737cm" draw:z-index="0"><draw:image xlink:href="http://www.reif.org/wp-content/uploads/2014/01/Screenshot-2014-01-09-09.27.27-610x368.jpg" xlink:type="simple" xlink:show="embed" xlink:actuate="onLoad"/></draw:frame></text:p>
      <text:p text:style-name="P2"/>
      <text:p text:style-name="P2"/>
      <text:p text:style-name="P41">2. <text:s/>Geschichte Responsive Images</text:p>
      <text:p text:style-name="P2"/>
      <text:p text:style-name="P4"><text:span text:style-name="T31">Die Geschichte und somit die Entwicklung von responsive Images ist zurückzuführen zu der des responsive Webdesigns. Die ursprüngliche Idee hinter dem Begriff responsive Webdesign war, dass jegliche Webseiten durch relative Breitenangaben auf jedem Gerät und/oder Monitor gleichermaßen zu sehen sind. Mit diesem Vorsatz schrieb im Jahre 2010 Ethan Marcotte den gleichnamigen Artikel „Responsive Webdesign“, für das Magazin</text:span><text:span text:style-name="T1"> </text:span><text:span text:style-name="T2">A List Apart </text:span><text:span text:style-name="T3">, welches ebenfalls ein Code-Besipiel für eine einfache responsive/ anpassungsfähige Webseite enthielt</text:span><text:span text:style-name="T2">.</text:span></text:p>
      <text:p text:style-name="P5">Den Boom erreichte responsive Webdesign mit dem Druck und der Veröffentlichung der neuen Webseite des Bosten Globe. Sie gilt Heute als erste Webseite welche responsive Webdesign umsetzte. Laufe dieser Entwicklung protokollierten die beiden Entwickler Filament Group und Marcotte die Probleme auf die sie stießen. Das größte betraf allerdings die Bilder. Die Schwierigkeit bei diesen lag darin, dass Bilder sehr starr sind und somit die Anpassung der Formate an verschiedene Geräte zu einigen Problemen führte. Um diese dann skalieren zu können bediente man sich CSS- Befehlen. Darauf folgendes Problem war dann, dass kleinere Geräte, beispielsweise Smartphones, große Bilder laden müssen was zu sehr langen Ladezeiten der einzelnen Webseiten führt. Der Lösungsvorschlag der Entwickler war nun, anhand von Cookies und Javaskript Bilder mit unterschiedlichen Größen hochzuladen. Was hier wiederum zu Komplikationen führte, war dass <text:s text:c="2"/>moderne Browser zu aufgebaut sind, dass sie zunächst die Bilder laden bevor sie überhaupt das HTML interpretieren können. Folge davon: Der Browser ist nicht mehr in der Lage die Bilder an die richtigen stellen zu verweisen. Verursacht wird dies durch das Javaskript, welches die Bilder erst austauscht, erst nachdem alle Bilder geladen wurden sind. Resultat hiervon ist, dass der Benutzer zum einen ein zu großes Bild, zum anderen noch die angepasste Version herunterlädt.</text:p>
      <text:p text:style-name="P5"/>
      <text:p text:style-name="P6"/>
      <text:p text:style-name="P6"/>
      <text:p text:style-name="P6"/>
      <text:p text:style-name="P6"/>
      <text:p text:style-name="P6"/>
      <text:p text:style-name="P41"><text:soft-page-break/>2.1 <text:s/>Basic</text:p>
      <text:p text:style-name="P2"/>
      <text:p text:style-name="P5">Durch die Vielfalt moderner Geräte seien es Leptops, Smartphones oder auch Tablets liegt die Schwierigkeit darin, die Webseiten so wie sie auf dem PC zu sehen sind, sie auch auf verschiedenen Endgeräten und Formaten auszugeben. Genau dann haben responsive Images eine wichtige Rolle. Folgendes basic zeigt durch welchen Code die Bilder flexibel werden und und sich dadurch der Größe ihres umgebenen Containers anpassen können.</text:p>
      <text:p text:style-name="P16"/>
      <text:list xml:id="list5453431213518185426" text:style-name="L1">
        <text:list-item>
          <text:p text:style-name="P46"><text:span text:style-name="T25">img </text:span><text:span text:style-name="T27">{</text:span></text:p>
        </text:list-item>
        <text:list-item>
          <text:p text:style-name="P47"><text:span text:style-name="T28">height</text:span><text:span text:style-name="T24">:</text:span><text:span text:style-name="T29">auto</text:span><text:span text:style-name="T24">;</text:span><text:span text:style-name="T30">/* Falls Dimensionsangaben im HTML vorhanden sind */</text:span></text:p>
        </text:list-item>
        <text:list-item>
          <text:p text:style-name="P47"><text:span text:style-name="T28">max-width</text:span><text:span text:style-name="T24">:</text:span><text:span text:style-name="T29">100%</text:span><text:span text:style-name="T24">;</text:span></text:p>
        </text:list-item>
        <text:list-item>
          <text:p text:style-name="P48">}</text:p>
        </text:list-item>
      </text:list>
      <text:p text:style-name="P6"/>
      <text:p text:style-name="P6"/>
      <text:p text:style-name="P37">2.2 <text:s/>Entstehung von Elementen und deren Problematik</text:p>
      <text:p text:style-name="P5"/>
      <text:p text:style-name="P5">Um diese Probleme mit den Bildern lösen zu können, wurde ein neues HTML eingesetzt somit wurde das &lt;picture&gt; Element ins Leben gerufen. Diese Idee, von Bruce Lawson eingeführt, tat sich anfangs sehr schwer. Jegliche Versuche des Entwicklerteams, die WHATWG oder das W3C auf das neue Element aufmerksam zu machen, um dieses entgülig einführen zu können, scheiterten kläglich. In diesem Zeitraum schlossen sich hunderte Entwickler aus aller Welt zusammen um gemeinsam Lösungsvorschlägen für die oben genannten Probleme, zu entwickeln. Die RICG wurde gegründet. Für große Verärgerung sorgte jedoch die Ignoranz der WHATWG, welche jegliche Lösungsvorschläge der RICG ablehnte um ihre eigenen durchsetzen zu können. Durch die große Anzahl der Lösungskonzepte viel es ebenfalls zu Beginn schwer, zu entscheiden welche die Besten waren. Zu dieser Entscheidung gaben Simon Pieters (Opera) und Tab Atkins (Google) mit einem kleinen Zusatz der Spezifikation des &lt;picture&gt; Elements. </text:p>
      <text:p text:style-name="P5">„Das &lt;picture&gt; Element soll ein Container für &lt;img&gt; sein!“</text:p>
      <text:p text:style-name="P5">Dies führt dazu, dass der Browser bevor er wieder das HTML interpretiert, zunächst auf das &lt;picture&gt; Element, welches alle Informationen zur Darstellung beinhaltet, stößt. Aufgrund dessen ist der Browser in der Lage, <text:span text:style-name="T32">lediglich </text:span>das richtige Bild zu Laden. Der letzte Schritt bestand nun darin, das neue Element für die neusten Browser zu programmieren. </text:p>
      <text:p text:style-name="P5">Yoav Weiß, ein Web-Entwickler, nahm sich zur Aufgabe das &lt;picture&gt; Element in C++ zu programmieren. Mit seiner Crowdfunding Kampagne wurde zwischenzeitlich genug Geld eingebracht um ihm die Investition seiner vollen Zeit für dieses Projekt zu ermöglichen. Inzwischen unterstützen bereits Chrome38 und Opera25 das &lt;picture&gt; Element. Firefox 34+ enthält es , jedoch ist es standardmäßig ausgeschaltet und muss zunächst noch aktiviert werden.</text:p>
      <text:p text:style-name="P5">Darüber hinaus wurde von Apple und Microsoft angekündigt, eine baldige Implementierung in betracht zu ziehen.</text:p>
      <text:p text:style-name="P5"><text:s/></text:p>
      <text:p text:style-name="P37">2.3 <text:s/>Probleme im responsive Design/ Focal Point</text:p>
      <text:p text:style-name="P5"/>
      <text:p text:style-name="P5">Das häufigste Problem mit Bildern liegt beim Bildausschnitt. Bei der runterskalierung auf die Smartphonegröße gehen oftmals wichtige Bilddetails verloren. Man muss daher den Bildausschnitt verändern. Die Lösung liegt in diesem Fall bei der CSS- Technik „Focal Point“. </text:p>
      <text:p text:style-name="P5">Durch ein Container-Element und negativer margin-Angaben wird spezifisch bestimmt, welcher Punkt am Ende sichtbar sein soll.</text:p>
      <text:p text:style-name="P5">So wird das Bild an einem bestimmten Breakpoint gezoomt und verschoben.</text:p>
      <text:p text:style-name="P5"><text:soft-page-break/></text:p>
      <text:p text:style-name="P37">3. <text:s/>Die Anwendungsfälle (Use Cases) für responsive Images</text:p>
      <text:p text:style-name="P5"/>
      <text:p text:style-name="P5">Ziel des Ganzen ist es nun, die hier genannten Probleme meit reinem HTML lösen zu können. Zu diesem Zweck wurde daher die RICG gegründet. Durch viele aufwendige Diskussionen wurden verschiedene Anwendungsfälle für responsive Images formuliert:</text:p>
      <text:p text:style-name="P5"/>
      <text:list xml:id="list8147463793204531855" text:style-name="L2">
        <text:list-item>
          <text:p text:style-name="P23"><text:span text:style-name="T23">Bilder sollen mit </text:span><text:span text:style-name="Strong_20_Emphasis"><text:span text:style-name="T23">unterschiedlicher Auflösung</text:span></text:span><text:span text:style-name="T23"> für normale und hochauflösende Displays ausgegeben werden</text:span></text:p>
        </text:list-item>
      </text:list>
      <text:p text:style-name="P5"/>
      <text:list xml:id="list43406534" text:continue-numbering="true" text:style-name="L2">
        <text:list-item>
          <text:p text:style-name="P27">Bilder innerhalb eines flexiblen Web Layouts (responsive Layout) sollen mit unterschiedlicher Abmessung für verschiedene Viewport-Größen ausgegeben werden.</text:p>
          <text:p text:style-name="P27"/>
        </text:list-item>
        <text:list-item>
          <text:p text:style-name="P27">Es sollen unterschiedliche Bildausschnitte, Seitenverhältnisse oder auch Motive für verschiedene Viewport-Größen verwendet werden (Art Direction).</text:p>
          <text:p text:style-name="P27"/>
        </text:list-item>
        <text:list-item>
          <text:p text:style-name="P27">Es sollen unterschiedliche Dateiformate für unterschiedliche Browser verwendet werden. </text:p>
        </text:list-item>
      </text:list>
      <text:list xml:id="list8117345330964912639" text:style-name="L3">
        <text:list-header>
          <text:p text:style-name="P28"/>
        </text:list-header>
      </text:list>
      <text:p text:style-name="P5">Um die Anwendungsfälle endgültig lösen zu können, stehen einige Faktoren zur Auswahl. Zum einen besteht das HTML-Element namens &lt;picture&gt;, zum anderen die neuen Attribute srcset und sizes sowie die Werte x,w und vw.</text:p>
      <text:p text:style-name="P5">Anhand dieser ist es nun möglich, alle der bereits genannten Problemstellungen, lösen zu können.</text:p>
      <text:p text:style-name="P5"/>
      <text:p text:style-name="P35"><text:span text:style-name="T33">4. <text:s/>Erklärung der </text:span><text:s/><text:span text:style-name="T33">Begriffe</text:span></text:p>
      <text:p text:style-name="P5"/>
      <text:p text:style-name="P35">4.1 x-Wert:</text:p>
      <text:list xml:id="list6285759647333725609" text:style-name="L4">
        <text:list-item>
          <text:p text:style-name="P29">Er ist neben den Dateinamen der Bilder zu sehen.</text:p>
        </text:list-item>
        <text:list-item>
          <text:p text:style-name="P29">Der Wert bestimmt hier bei welchem DPR das Bild geladen werden wobei 1x einem normalen Display mit einfacher Pixeldichte , 2x für hochauflösende Displays mit einer Pixeldichte von 2 (Bsp. Retina Display, Apple), 3x und mehr für noch höher auflösende Displays (Bsp. HTC One) steht.</text:p>
        </text:list-item>
        <text:list-item>
          <text:p text:style-name="P24"><text:span text:style-name="T3">Code lädt dann:<text:line-break/>-Auf normalen Displays bild.jpg<text:line-break/>-Auf hochauflösenden </text:span><text:a xlink:type="simple" xlink:href="mailto:bild@2x.jpg" text:style-name="Internet_20_link" text:visited-style-name="Visited_20_Internet_20_Link">bild@2x.jpg</text:a></text:p>
        </text:list-item>
      </text:list>
      <text:p text:style-name="P5"/>
      <text:p text:style-name="P35">4.2 w-Werte:</text:p>
      <text:list xml:id="list2582511273712465112" text:style-name="L5">
        <text:list-item>
          <text:p text:style-name="P30">Er muss manuell angegeben werden, da der Browser die Breite des Bildes nicht kennt.</text:p>
        </text:list-item>
        <text:list-item>
          <text:p text:style-name="P25"><text:span text:style-name="T3">Gibt die physikalische Breite des Bildes in Pixeln an <text:line-break/><text:line-break/></text:span><text:soft-page-break/><text:span text:style-name="T3"><draw:frame draw:style-name="fr2" draw:name="Grafik4" text:anchor-type="as-char" svg:y="-9.77cm" svg:width="13.938cm" svg:height="7.8cm" draw:z-index="1"><draw:image xlink:href="https://media.kulturbanause.de/blog/2014/08/photoshop-fuer-web-speichern.png" xlink:type="simple" xlink:show="embed" xlink:actuate="onLoad"/></draw:frame></text:span></text:p>
        </text:list-item>
        <text:list-item>
          <text:p text:style-name="P30">Browser lädt bei Viewports unter 320 Pixel Breite die Grafik small.jpg</text:p>
        </text:list-item>
        <text:list-item>
          <text:p text:style-name="P30">Ist der Viweport aber größer, wird medium.jpg geladen, ab 600 Pixel wird large.jpg verwendet.</text:p>
        </text:list-item>
      </text:list>
      <text:p text:style-name="P5"/>
      <text:p text:style-name="P35">4.3 srcset:</text:p>
      <text:list xml:id="list624768754113633694" text:style-name="L6">
        <text:list-item>
          <text:p text:style-name="P31">Überschreibt das src-Attribut indem es ein set von Bildern definiert.</text:p>
        </text:list-item>
      </text:list>
      <text:p text:style-name="P5"/>
      <text:p text:style-name="P5"/>
      <text:p text:style-name="P35">4.4 sizes:</text:p>
      <text:list xml:id="list5931139164869037110" text:style-name="L7">
        <text:list-item>
          <text:p text:style-name="P32">Legt fest, wie breit eine Grafik dargestellt werden soll.</text:p>
        </text:list-item>
        <text:list-item>
          <text:p text:style-name="P32">Innerhalb von sizes werden dann verschiedene Rahmenbedingungen beschrieben.</text:p>
        </text:list-item>
        <text:list-item>
          <text:p text:style-name="P32">Diese Rahmenbedingungen bestehen aus einem optionalen Media Query, welche die Viewport-Breite beschreibt genauso wie aus der Breite des Bildes.</text:p>
        </text:list-item>
        <text:list-item>
          <text:p text:style-name="P32">Diese kann man ebenfalls in den Einheiten vw (Viewport-Width), px, em aber auch in der calc()-Funktion ausgegeben werden. </text:p>
        </text:list-item>
        <text:list-item>
          <text:p text:style-name="P32">Bei diesen handelt es sich um CSS-Einheiten</text:p>
        </text:list-item>
      </text:list>
      <text:p text:style-name="P5"/>
      <text:p text:style-name="P35">4.5 &lt;picture&gt; Element:</text:p>
      <text:list xml:id="list5713577600313418198" text:style-name="L8">
        <text:list-item>
          <text:p text:style-name="P33">Dient als Container-Element für verschiedene Bildquellen. </text:p>
        </text:list-item>
        <text:list-item>
          <text:p text:style-name="P33">Diese werden über das HTML-Element &lt;source&gt; definiert.</text:p>
        </text:list-item>
        <text:list-item>
          <text:p text:style-name="P33">Wird verwendet, wenn man aus dem Bereich Art-Direction umsetzen möchte </text:p>
        </text:list-item>
      </text:list>
      <text:p text:style-name="P5"/>
      <text:p text:style-name="P5"/>
      <text:p text:style-name="P4"><text:span text:style-name="Source_20_Text"><text:span text:style-name="T18">&lt;</text:span></text:span><text:span text:style-name="Source_20_Text"><text:span text:style-name="T6">picture</text:span></text:span><text:span text:style-name="Source_20_Text"><text:span text:style-name="T18">&gt;</text:span></text:span></text:p>
      <text:p text:style-name="P12"><text:span text:style-name="Source_20_Text"><text:span text:style-name="T5"><text:s/></text:span></text:span><text:span text:style-name="Source_20_Text"><text:span text:style-name="T16"><text:s/></text:span></text:span><text:span text:style-name="Source_20_Text"><text:span text:style-name="T17">&lt;</text:span></text:span><text:span text:style-name="Source_20_Text"><text:span text:style-name="T8">source </text:span></text:span><text:span text:style-name="Source_20_Text"><text:span text:style-name="T10">media</text:span></text:span><text:span text:style-name="Source_20_Text"><text:span text:style-name="T17">="</text:span></text:span><text:span text:style-name="Source_20_Text"><text:span text:style-name="T13">(min-width: 38em)</text:span></text:span><text:span text:style-name="Source_20_Text"><text:span text:style-name="T17">" </text:span></text:span><text:span text:style-name="Source_20_Text"><text:span text:style-name="T10">srcset</text:span></text:span><text:span text:style-name="Source_20_Text"><text:span text:style-name="T17">="</text:span></text:span><text:span text:style-name="Source_20_Text"><text:span text:style-name="T13">art-direction-horizontal.jpg</text:span></text:span><text:span text:style-name="Source_20_Text"><text:span text:style-name="T17">"</text:span></text:span><text:span text:style-name="Source_20_Text"><text:span text:style-name="T9">&gt;</text:span></text:span></text:p>
      <text:p text:style-name="P12"><text:span text:style-name="Source_20_Text"><text:span text:style-name="T5"><text:s/></text:span></text:span><text:span text:style-name="Source_20_Text"><text:span text:style-name="T16"><text:s/></text:span></text:span><text:span text:style-name="Source_20_Text"><text:span text:style-name="T17">&lt;</text:span></text:span><text:span text:style-name="Source_20_Text"><text:span text:style-name="T8">source </text:span></text:span><text:span text:style-name="Source_20_Text"><text:span text:style-name="T10">srcset</text:span></text:span><text:span text:style-name="Source_20_Text"><text:span text:style-name="T17">="</text:span></text:span><text:span text:style-name="Source_20_Text"><text:span text:style-name="T13">art-direction-vertical.jpg</text:span></text:span><text:span text:style-name="Source_20_Text"><text:span text:style-name="T17">"&gt;</text:span></text:span></text:p>
      <text:p text:style-name="P12"><text:span text:style-name="Source_20_Text"><text:span text:style-name="T5"><text:s text:c="2"/></text:span></text:span><text:span text:style-name="Source_20_Text"><text:span text:style-name="T17">&lt;</text:span></text:span><text:span text:style-name="Source_20_Text"><text:span text:style-name="T8">img </text:span></text:span><text:span text:style-name="Source_20_Text"><text:span text:style-name="T10">src</text:span></text:span><text:span text:style-name="Source_20_Text"><text:span text:style-name="T17">="</text:span></text:span><text:span text:style-name="Source_20_Text"><text:span text:style-name="T13">art-direction-vertical.jpg</text:span></text:span><text:span text:style-name="Source_20_Text"><text:span text:style-name="T9">"</text:span></text:span><text:span text:style-name="Source_20_Text"><text:span text:style-name="T8"> </text:span></text:span><text:span text:style-name="Source_20_Text"><text:span text:style-name="T10">alt</text:span></text:span><text:span text:style-name="Source_20_Text"><text:span text:style-name="T17">=""&gt;</text:span></text:span></text:p>
      <text:p text:style-name="P12"><text:span text:style-name="Source_20_Text"><text:span text:style-name="T9">&lt;</text:span></text:span><text:span text:style-name="Source_20_Text"><text:span text:style-name="T17">/</text:span></text:span><text:span text:style-name="Source_20_Text"><text:span text:style-name="T8">picture</text:span></text:span><text:span text:style-name="Source_20_Text"><text:span text:style-name="T17">&gt;</text:span></text:span></text:p>
      <text:p text:style-name="P12"><text:span text:style-name="Source_20_Text"><text:span text:style-name="T17"/></text:span></text:p>
      <text:p text:style-name="P12"><text:span text:style-name="Source_20_Text"><text:span text:style-name="T22"/></text:span></text:p>
      <text:p text:style-name="P12"><text:soft-page-break/><text:span text:style-name="Source_20_Text"><text:span text:style-name="T22">6. <text:s/>Bilder für unterschiedliche Display-Qualitäten</text:span></text:span></text:p>
      <text:p text:style-name="P12"><text:span text:style-name="Source_20_Text"><text:span text:style-name="T21"/></text:span></text:p>
      <text:p text:style-name="P12"><text:span text:style-name="Source_20_Text"><text:span text:style-name="T20">Es wird eine Grafik von einer normalen Auflösung für Standard Displays, in eine hohe Auflösung für hochauflösende Displays ausgeben. </text:span></text:span></text:p>
      <text:p text:style-name="P12"><text:span text:style-name="Source_20_Text"><text:span text:style-name="T20">Für diesen Schritt wird folgender Code verwendet:</text:span></text:span></text:p>
      <text:p text:style-name="P12"><text:span text:style-name="Source_20_Text"><text:span text:style-name="T19">&lt;</text:span></text:span><text:span text:style-name="Source_20_Text"><text:span text:style-name="T7">img</text:span></text:span><text:span text:style-name="Source_20_Text"><text:span text:style-name="T19"> </text:span></text:span><text:span text:style-name="Source_20_Text"><text:span text:style-name="T11">src</text:span></text:span><text:span text:style-name="Source_20_Text"><text:span text:style-name="T19">="</text:span></text:span><text:span text:style-name="Source_20_Text"><text:span text:style-name="T14">bild.jpg</text:span></text:span><text:span text:style-name="Source_20_Text"><text:span text:style-name="T19">"</text:span></text:span></text:p>
      <text:p text:style-name="P12"><text:span text:style-name="Source_20_Text"><text:span text:style-name="T19"><text:s/></text:span></text:span><text:span text:style-name="Source_20_Text"><text:span text:style-name="T11">srcset</text:span></text:span><text:span text:style-name="Source_20_Text"><text:span text:style-name="T19">="</text:span></text:span><text:span text:style-name="Source_20_Text"><text:span text:style-name="T14">bild.jpg 1x,</text:span></text:span><text:span text:style-name="Source_20_Text"><text:span text:style-name="T19"> </text:span></text:span><text:span text:style-name="Source_20_Text"><text:span text:style-name="T14">bild@2x.jpg</text:span></text:span><text:span text:style-name="Source_20_Text"><text:span text:style-name="T19"> </text:span></text:span></text:p>
      <text:p text:style-name="P12"><text:span text:style-name="Source_20_Text"><text:span text:style-name="T14"><text:s/>2x</text:span></text:span><text:span text:style-name="Source_20_Text"><text:span text:style-name="T19">" </text:span></text:span><text:span text:style-name="Source_20_Text"><text:span text:style-name="T11">alt</text:span></text:span><text:span text:style-name="Source_20_Text"><text:span text:style-name="T19">=""&gt;</text:span></text:span></text:p>
      <text:p text:style-name="P12"><text:span text:style-name="Source_20_Text"><text:span text:style-name="T20"/></text:span></text:p>
      <text:p text:style-name="P12"><text:span text:style-name="Source_20_Text"><text:span text:style-name="T20">Man erkennt hier, dass ein &lt;img&gt; Tag verwendet wurde wobei das src-Attribut die Bildquelle definiert.</text:span></text:span></text:p>
      <text:p text:style-name="P12"><text:span text:style-name="Source_20_Text"><text:span text:style-name="T20"/></text:span></text:p>
      <text:p text:style-name="P5">Kommen wir nun zu einem weiteren Anwendungsfall, undzwar Bilder entsprechend der Viewport-Breite austauschen. Darunter ist zu verstehen, dass auf größeren Displays große Bilder und auf kleinen Displays kleine Bilder geladen werden.</text:p>
      <text:p text:style-name="P5">Zum Anpassen wird dann folgender Code verwendet:</text:p>
      <text:p text:style-name="P5"/>
      <text:p text:style-name="P10"><text:span text:style-name="Source_20_Text"><text:span text:style-name="T18">&lt;</text:span></text:span><text:span text:style-name="Source_20_Text"><text:span text:style-name="T6">img</text:span></text:span><text:span text:style-name="Source_20_Text"><text:span text:style-name="T18"> </text:span></text:span><text:span text:style-name="Source_20_Text"><text:span text:style-name="T12">src</text:span></text:span><text:span text:style-name="Source_20_Text"><text:span text:style-name="T18">="</text:span></text:span><text:span text:style-name="Source_20_Text"><text:span text:style-name="T15">small.jpg</text:span></text:span><text:span text:style-name="Source_20_Text"><text:span text:style-name="T18">" </text:span></text:span><text:span text:style-name="Source_20_Text"><text:span text:style-name="T12">srcset</text:span></text:span><text:span text:style-name="Source_20_Text"><text:span text:style-name="T18">="</text:span></text:span><text:span text:style-name="Source_20_Text"><text:span text:style-name="T15">small.jpg</text:span></text:span><text:span text:style-name="Source_20_Text"><text:span text:style-name="T18"> </text:span></text:span><text:span text:style-name="Source_20_Text"><text:span text:style-name="T15">320w,</text:span></text:span><text:span text:style-name="Source_20_Text"><text:span text:style-name="T18"> </text:span></text:span><text:span text:style-name="Source_20_Text"><text:span text:style-name="T15">medium.jpg</text:span></text:span><text:span text:style-name="Source_20_Text"><text:span text:style-name="T18"> </text:span></text:span><text:span text:style-name="Source_20_Text"><text:span text:style-name="T15">600w, large.jpg</text:span></text:span><text:span text:style-name="Source_20_Text"><text:span text:style-name="T18"> </text:span></text:span><text:span text:style-name="Source_20_Text"><text:span text:style-name="T15">900w</text:span></text:span><text:span text:style-name="Source_20_Text"><text:span text:style-name="T18">" </text:span></text:span><text:span text:style-name="Source_20_Text"><text:span text:style-name="T12">alt</text:span></text:span><text:span text:style-name="Source_20_Text"><text:span text:style-name="T18">=""&gt;</text:span></text:span></text:p>
      <text:p text:style-name="P5"/>
      <text:p text:style-name="P5">Das srcset übeschreibt hier das src-Attribut daher hat der Browser die Wahl zwischen den Grafiken small.jpg, medium.jpg und large.jpg.</text:p>
      <text:p text:style-name="P5"/>
      <text:p text:style-name="P5"/>
      <text:p text:style-name="P5"/>
      <text:p text:style-name="P37">6.1 <text:s/>Dateiformate</text:p>
      <text:p text:style-name="P5"/>
      <text:p text:style-name="P5">Darüber hinaus ist es möglich, anhand von &lt;picture&gt; unterschiedliche Dateiformate auszugeben. Der MIME-Type wird somit über type definiert. Das type-Attribut wird dabei innerhalb von &lt;source&gt; verwendet.</text:p>
      <text:p text:style-name="P5"/>
      <text:p text:style-name="P11"><text:span text:style-name="Source_20_Text"><text:span text:style-name="T18">&lt;</text:span></text:span><text:span text:style-name="Source_20_Text"><text:span text:style-name="T6">picture</text:span></text:span><text:span text:style-name="Source_20_Text"><text:span text:style-name="T18">&gt;</text:span></text:span></text:p>
      <text:p text:style-name="P12"><text:span text:style-name="Source_20_Text"><text:span text:style-name="T16"><text:s text:c="2"/></text:span></text:span><text:span text:style-name="Source_20_Text"><text:span text:style-name="T17">&lt;</text:span></text:span><text:span text:style-name="Source_20_Text"><text:span text:style-name="T8">source </text:span></text:span><text:span text:style-name="Source_20_Text"><text:span text:style-name="T10">media</text:span></text:span><text:span text:style-name="Source_20_Text"><text:span text:style-name="T17">="</text:span></text:span><text:span text:style-name="Source_20_Text"><text:span text:style-name="T13">(min-width:</text:span></text:span><text:span text:style-name="Source_20_Text"><text:span text:style-name="T17"> </text:span></text:span><text:span text:style-name="Source_20_Text"><text:span text:style-name="T13">56.25em)</text:span></text:span><text:span text:style-name="Source_20_Text"><text:span text:style-name="T17">" </text:span></text:span><text:span text:style-name="Source_20_Text"><text:span text:style-name="T10">srcset</text:span></text:span><text:span text:style-name="Source_20_Text"><text:span text:style-name="T17">="</text:span></text:span><text:span text:style-name="Source_20_Text"><text:span text:style-name="T13">large.webp</text:span></text:span><text:span text:style-name="Source_20_Text"><text:span text:style-name="T17">" </text:span></text:span><text:span text:style-name="Source_20_Text"><text:span text:style-name="T10">type</text:span></text:span><text:span text:style-name="Source_20_Text"><text:span text:style-name="T17">="</text:span></text:span><text:span text:style-name="Source_20_Text"><text:span text:style-name="T13">image/webp</text:span></text:span><text:span text:style-name="Source_20_Text"><text:span text:style-name="T17">"&gt;</text:span></text:span></text:p>
      <text:p text:style-name="P12"><text:span text:style-name="Source_20_Text"><text:span text:style-name="T5"><text:s text:c="2"/></text:span></text:span><text:span text:style-name="Source_20_Text"><text:span text:style-name="T17">&lt;</text:span></text:span><text:span text:style-name="Source_20_Text"><text:span text:style-name="T8">source </text:span></text:span><text:span text:style-name="Source_20_Text"><text:span text:style-name="T10">media</text:span></text:span><text:span text:style-name="Source_20_Text"><text:span text:style-name="T17">="</text:span></text:span><text:span text:style-name="Source_20_Text"><text:span text:style-name="T13">(min-width:</text:span></text:span><text:span text:style-name="Source_20_Text"><text:span text:style-name="T17"> </text:span></text:span><text:span text:style-name="Source_20_Text"><text:span text:style-name="T13">56.25em)</text:span></text:span><text:span text:style-name="Source_20_Text"><text:span text:style-name="T17">" </text:span></text:span><text:span text:style-name="Source_20_Text"><text:span text:style-name="T10">srcset</text:span></text:span><text:span text:style-name="Source_20_Text"><text:span text:style-name="T17">="</text:span></text:span><text:span text:style-name="Source_20_Text"><text:span text:style-name="T13">large.jpg</text:span></text:span><text:span text:style-name="Source_20_Text"><text:span text:style-name="T17">"&gt;</text:span></text:span></text:p>
      <text:p text:style-name="P13"/>
      <text:p text:style-name="P12"><text:span text:style-name="Source_20_Text"><text:span text:style-name="T5"><text:s/></text:span></text:span><text:span text:style-name="Source_20_Text"><text:span text:style-name="T16"><text:s/></text:span></text:span><text:span text:style-name="Source_20_Text"><text:span text:style-name="T17">&lt;</text:span></text:span><text:span text:style-name="Source_20_Text"><text:span text:style-name="T8">source </text:span></text:span><text:span text:style-name="Source_20_Text"><text:span text:style-name="T10">media</text:span></text:span><text:span text:style-name="Source_20_Text"><text:span text:style-name="T17">="</text:span></text:span><text:span text:style-name="Source_20_Text"><text:span text:style-name="T13">(min-width: 37.5em)</text:span></text:span><text:span text:style-name="Source_20_Text"><text:span text:style-name="T17">" </text:span></text:span><text:span text:style-name="Source_20_Text"><text:span text:style-name="T10">srcset</text:span></text:span><text:span text:style-name="Source_20_Text"><text:span text:style-name="T17">="</text:span></text:span><text:span text:style-name="Source_20_Text"><text:span text:style-name="T13">medium.webp</text:span></text:span><text:span text:style-name="Source_20_Text"><text:span text:style-name="T17">" </text:span></text:span><text:span text:style-name="Source_20_Text"><text:span text:style-name="T10">type</text:span></text:span><text:span text:style-name="Source_20_Text"><text:span text:style-name="T17">="</text:span></text:span><text:span text:style-name="Source_20_Text"><text:span text:style-name="T13">image/webp</text:span></text:span><text:span text:style-name="Source_20_Text"><text:span text:style-name="T17">"&gt;</text:span></text:span></text:p>
      <text:p text:style-name="P12"><text:span text:style-name="Source_20_Text"><text:span text:style-name="T5"><text:s text:c="2"/></text:span></text:span><text:span text:style-name="Source_20_Text"><text:span text:style-name="T17">&lt;</text:span></text:span><text:span text:style-name="Source_20_Text"><text:span text:style-name="T8">source </text:span></text:span><text:span text:style-name="Source_20_Text"><text:span text:style-name="T10">media</text:span></text:span><text:span text:style-name="Source_20_Text"><text:span text:style-name="T17">="</text:span></text:span><text:span text:style-name="Source_20_Text"><text:span text:style-name="T13">(min-width: 37.5em)</text:span></text:span><text:span text:style-name="Source_20_Text"><text:span text:style-name="T17">" </text:span></text:span><text:span text:style-name="Source_20_Text"><text:span text:style-name="T10">srcset</text:span></text:span><text:span text:style-name="Source_20_Text"><text:span text:style-name="T17">="</text:span></text:span><text:span text:style-name="Source_20_Text"><text:span text:style-name="T13">medium.jpg</text:span></text:span><text:span text:style-name="Source_20_Text"><text:span text:style-name="T17">"&gt;</text:span></text:span></text:p>
      <text:p text:style-name="P13"/>
      <text:p text:style-name="P12"><text:span text:style-name="Source_20_Text"><text:span text:style-name="T5"><text:s/></text:span></text:span><text:span text:style-name="Source_20_Text"><text:span text:style-name="T16"><text:s/></text:span></text:span><text:span text:style-name="Source_20_Text"><text:span text:style-name="T17">&lt;</text:span></text:span><text:span text:style-name="Source_20_Text"><text:span text:style-name="T8">source </text:span></text:span><text:span text:style-name="Source_20_Text"><text:span text:style-name="T10">srcset</text:span></text:span><text:span text:style-name="Source_20_Text"><text:span text:style-name="T17">="</text:span></text:span><text:span text:style-name="Source_20_Text"><text:span text:style-name="T13">small.webp</text:span></text:span><text:span text:style-name="Source_20_Text"><text:span text:style-name="T17">" </text:span></text:span><text:span text:style-name="Source_20_Text"><text:span text:style-name="T10">type</text:span></text:span><text:span text:style-name="Source_20_Text"><text:span text:style-name="T17">="</text:span></text:span><text:span text:style-name="Source_20_Text"><text:span text:style-name="T13">image/webp</text:span></text:span><text:span text:style-name="Source_20_Text"><text:span text:style-name="T17">"&gt;</text:span></text:span></text:p>
      <text:p text:style-name="P12"><text:span text:style-name="Source_20_Text"><text:span text:style-name="T5"><text:s text:c="2"/></text:span></text:span><text:span text:style-name="Source_20_Text"><text:span text:style-name="T17">&lt;</text:span></text:span><text:span text:style-name="Source_20_Text"><text:span text:style-name="T8">source </text:span></text:span><text:span text:style-name="Source_20_Text"><text:span text:style-name="T10">srcset</text:span></text:span><text:span text:style-name="Source_20_Text"><text:span text:style-name="T17">="</text:span></text:span><text:span text:style-name="Source_20_Text"><text:span text:style-name="T13">small.jpg</text:span></text:span><text:span text:style-name="Source_20_Text"><text:span text:style-name="T17">"&gt;</text:span></text:span></text:p>
      <text:p text:style-name="P12"><text:span text:style-name="Source_20_Text"><text:span text:style-name="T5"><text:s/></text:span></text:span><text:span text:style-name="Source_20_Text"><text:span text:style-name="T16"><text:s/></text:span></text:span><text:span text:style-name="Source_20_Text"><text:span text:style-name="T17">&lt;</text:span></text:span><text:span text:style-name="Source_20_Text"><text:span text:style-name="T8">img </text:span></text:span><text:span text:style-name="Source_20_Text"><text:span text:style-name="T10">src</text:span></text:span><text:span text:style-name="Source_20_Text"><text:span text:style-name="T9">="</text:span></text:span><text:span text:style-name="Source_20_Text"><text:span text:style-name="T13">fallback.jpg</text:span></text:span><text:span text:style-name="Source_20_Text"><text:span text:style-name="T17">" </text:span></text:span><text:span text:style-name="Source_20_Text"><text:span text:style-name="T10">alt</text:span></text:span><text:span text:style-name="Source_20_Text"><text:span text:style-name="T17">=""&gt;</text:span></text:span></text:p>
      <text:p text:style-name="P12"><text:span text:style-name="Source_20_Text"><text:span text:style-name="T17">&lt;/</text:span></text:span><text:span text:style-name="Source_20_Text"><text:span text:style-name="T8">picture</text:span></text:span><text:span text:style-name="Source_20_Text"><text:span text:style-name="T17">&gt;</text:span></text:span></text:p>
      <text:p text:style-name="P7"/>
      <text:p text:style-name="P7"/>
      <text:p text:style-name="P37">6.2 <text:s/>Aktuelle Probleme</text:p>
      <text:p text:style-name="P5"/>
      <text:p text:style-name="P5">Zurzeit wird noch an einer HTML-Erweiterung für reaktionsfähige Bilder gearbeitet. Da es sich, <text:soft-page-break/>wie am Anfang bereits erwähnt, bei Bildern um starre Objekte handelt entstehen relativ viele Probleme im Zusammenhang mit responsive Webdesign.</text:p>
      <text:p text:style-name="P5">Zum einen bedarf es der Technik, die in der Lage ist die Bildschirmgröße auszulesen und darüber hinaus abgestimmt ein anderes Bild laden kann. Genauso besteht ein Problem darin, dass eine Möglichkeit benötigt wird, mit angepassten Bilddaten reagieren zu können <text:span text:style-name="T32">nachdem</text:span> die aktuelle Download-Geschwindigkeit ausgelesen wurde.</text:p>
      <text:p text:style-name="P5">In dem Fall, dass das Bildmotiv nicht für alle Bildschirmgrößen geeignet ist, muss es darüber hinaus &gt;&gt;manuell&lt;&lt; für unterschiedliche Bildschirmgrößen einen alternativen Bildpfad mit einem passenden Bildausschnitt im HTML hinterlegen können.</text:p>
      <text:p text:style-name="P5"/>
      <text:p text:style-name="P5"/>
      <text:p text:style-name="P5">Die Schwierigkeit hierbei liegt darin, dass HTML nicht dazu konzipiert worden ist, derartige Fälle bewältigen zu können.</text:p>
      <text:p text:style-name="P5">Man orientierte sich an dem Prinzip die Inhalte von Designentscheidungen zu trennen und sich somit davon auch nicht beeinflussen zu lassen. Der Vorsatz dabei ist, dass jeder Nutzer die Möglichkeit besitzt, unabhängig von Layout oder Gerät auf die gleiche Inhaltsbasis zugreifen zu können.</text:p>
      <text:p text:style-name="P5"/>
      <text:p text:style-name="P5">Leider sind moderne Browser aber so konstruiert,dass bei einem normalen Seitenaufruf möglichst viele Dateien parallel heruntergeladen werden. Dies führt unter anderem dazu, dass Bilder als größte Datenblöcke einer Webseite bevorzugt und dadruch geladen werden. Der schwierige Aspekt besteht somit darin das Laden nicht benötigter Bilder zu vermeiden.</text:p>
      <text:p text:style-name="P5">Mit Hilfe von Javascript und serverseitigen Scripten wurde daraufhin oftmals versucht, die oben genannten Probleme zu lösen.</text:p>
      <text:p text:style-name="P5"/>
      <text:p text:style-name="P5"/>
      <text:p text:style-name="P5"/>
      <text:p text:style-name="P5"/>
      <text:p text:style-name="P37">7. Aktueller Stand</text:p>
      <text:p text:style-name="P5"/>
      <text:p text:style-name="P5">Inzwischen wurden sowohl das srcset-Attribut als auch das picture-Element ind die HTML5 Spezifikation vom W3C mit aufgenommen. Dies ist ein wichtiger Faktor der es ihnen ermöglicht, sie als offiziellen Webstandard für künftige Browserversionen verwenden zu können. Der letzte wichtige Schritt besteht nun nur noch darin, die Browserhersteller von einer baldigen Implementierung zu überzeugen um schon bald die Vorteile der HTML-Erweiterung gemäß nutzen zu können. Bis die Webworker-Gemeinde es letzten endes ganz schafft das picture-Element einzusetzen wird mit Scripten wie Adaptive Images oder auch Responsive Enhange, weitgehend ausgeholfen.</text:p>
      <text:p text:style-name="P5"/>
      <text:p text:style-name="P37">8. Fazit</text:p>
      <text:p text:style-name="P5"/>
      <text:p text:style-name="P5">Die Aussichten auf eine native HTML-Erweiterung sind sehr gut was dazu führt, dass alle zu Beginn beschriebenen Problematiken behandelt werden können. Das einzige weiterhin bestehende Problem liegt darin die Netzwerkgeschwindigkeit einzuschätzen und dadurch, abhängig der noch verfügbaren Datenrate, ein geeignetes Bild auszugeben. Betrachtet man die gesamte Entwicklung von responsive Images erkennt man deutlich, wieviel Einfluss die Arbeit jedes einzelnen auf die Weiterentwicklung der Webstandards hat. Es ist bewundernswert weiviel einzelne, engagierte Entwickler bewirken können auch ohne die Hilfe großer Browserhersteller.</text:p>
      <text:p text:style-name="P5"/>
      <text:p text:style-name="P6"/>
      <text:p text:style-name="P6"/>
      <text:p text:style-name="P6"><text:soft-page-break/></text:p>
      <text:p text:style-name="P6">9.Glossar</text:p>
      <text:p text:style-name="P5"/>
      <table:table table:name="Tabelle1" table:style-name="Tabelle1">
        <table:table-column table:style-name="Tabelle1.A"/>
        <table:table-column table:style-name="Tabelle1.B"/>
        <table:table-row>
          <table:table-cell table:style-name="Tabelle1.A1" office:value-type="string">
            <text:p text:style-name="P17">Begriff</text:p>
          </table:table-cell>
          <table:table-cell table:style-name="Tabelle1.B1" office:value-type="string">
            <text:p text:style-name="P17">Erläuterung</text:p>
          </table:table-cell>
        </table:table-row>
        <table:table-row>
          <table:table-cell table:style-name="Tabelle1.A2" office:value-type="string">
            <text:p text:style-name="P18">WHATWG</text:p>
          </table:table-cell>
          <table:table-cell table:style-name="Tabelle1.B2" office:value-type="string">
            <text:p text:style-name="P18">Web Hypertext Application Technology Working Group- Arbeitsgruppe- Ziel durch Erweiterung von bereits bestehenden Technologien neue zu entwickeln</text:p>
          </table:table-cell>
        </table:table-row>
        <table:table-row>
          <table:table-cell table:style-name="Tabelle1.A2" office:value-type="string">
            <text:p text:style-name="P18">ARPANET</text:p>
          </table:table-cell>
          <table:table-cell table:style-name="Tabelle1.B2" office:value-type="string">
            <text:p text:style-name="P19"><text:span text:style-name="T4">Advanced Research Projects Agency Network</text:span> </text:p>
          </table:table-cell>
        </table:table-row>
        <table:table-row>
          <table:table-cell table:style-name="Tabelle1.A2" office:value-type="string">
            <text:p text:style-name="P18">W3C</text:p>
          </table:table-cell>
          <table:table-cell table:style-name="Tabelle1.B2" office:value-type="string">
            <text:p text:style-name="P18">World Wide Web Consortium-Gremium zur Standardisierung von Techniken im WWW</text:p>
          </table:table-cell>
        </table:table-row>
        <table:table-row>
          <table:table-cell table:style-name="Tabelle1.A2" office:value-type="string">
            <text:p text:style-name="P18">RICG</text:p>
          </table:table-cell>
          <table:table-cell table:style-name="Tabelle1.B2" office:value-type="string">
            <text:p text:style-name="P18">Responsive Images Community Group</text:p>
          </table:table-cell>
        </table:table-row>
        <table:table-row>
          <table:table-cell table:style-name="Tabelle1.A2" office:value-type="string">
            <text:p text:style-name="P18">DPR</text:p>
          </table:table-cell>
          <table:table-cell table:style-name="Tabelle1.B2" office:value-type="string">
            <text:p text:style-name="P20">Device-Pixel-Ratio und beschreibt das Verhältnis vonCSS Pixeln zu Device Pixeln</text:p>
          </table:table-cell>
        </table:table-row>
      </table:table>
      <text:p text:style-name="P5"/>
      <text:p text:style-name="P5"/>
      <text:p text:style-name="P5"/>
      <text:p text:style-name="P37">10. <text:s/>Aufgaben zum Inhaltlichen Verständnis </text:p>
      <text:p text:style-name="P6"/>
      <text:list xml:id="list4863134867792415414" text:style-name="L9">
        <text:list-item>
          <text:p text:style-name="P34">Nennen Sie kurz die vier, von der RICG beschlossenen, Anwendungsfälle für responsive Image.</text:p>
        </text:list-item>
      </text:list>
      <text:p text:style-name="P5"/>
      <text:list xml:id="list43402593" text:continue-numbering="true" text:style-name="L9">
        <text:list-item>
          <text:p text:style-name="P34">Nennen Sie drei der wichtigsten HTML-Attribute im bezug auf responsive Image.</text:p>
        </text:list-item>
      </text:list>
      <text:p text:style-name="P5"/>
      <text:list xml:id="list43425326" text:continue-numbering="true" text:style-name="L9">
        <text:list-item>
          <text:p text:style-name="P34">Wozu dient responsive Image und welche Probleme bestehen weiterhin? Erläutern Sie kurz.</text:p>
        </text:list-item>
      </text:list>
      <text:p text:style-name="P5"/>
      <text:list xml:id="list43398042" text:continue-numbering="true" text:style-name="L9">
        <text:list-item>
          <text:p text:style-name="P34">Welche Aufgaben vertritt der w-Wert bzw. wozu dient er ? Erläutern Sie kurz.</text:p>
          <text:p text:style-name="P34"/>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39">Literaturverzeichnis</text:p>
      <text:p text:style-name="P8"/>
      <text:p text:style-name="P8"><text:a xlink:type="simple" xlink:href="http://www.wissen.de/die-entstehung-des-internets" text:style-name="Internet_20_link" text:visited-style-name="Visited_20_Internet_20_Link">http://www.wissen.de/die-entstehung-des-internets</text:a></text:p>
      <text:p text:style-name="P8"/>
      <text:p text:style-name="P8"><text:a xlink:type="simple" xlink:href="http://www.abipur.de/referate/stat/650501569.html" text:style-name="Internet_20_link" text:visited-style-name="Visited_20_Internet_20_Link">http://www.abipur.de/referate/stat/650501569.html</text:a></text:p>
      <text:p text:style-name="P8"/>
      <text:p text:style-name="P8"><text:a xlink:type="simple" xlink:href="http://www.1989history.eu/geschichte-internet.html" text:style-name="Internet_20_link" text:visited-style-name="Visited_20_Internet_20_Link">http://www.1989history.eu/geschichte-internet.html</text:a></text:p>
      <text:p text:style-name="P8"/>
      <text:p text:style-name="P8"><text:a xlink:type="simple" xlink:href="https://wiki.selfhtml.org/wiki/Grundlagen/Entstehung_des_Internet" text:style-name="Internet_20_link" text:visited-style-name="Visited_20_Internet_20_Link">https://wiki.selfhtml.org/wiki/Grundlagen/Entstehung_des_Internet</text:a></text:p>
      <text:p text:style-name="P8"/>
      <text:p text:style-name="P8"><text:a xlink:type="simple" xlink:href="http://www.onlinewerk.info/2015/02/der-weg-zu-responsive-images/" text:style-name="Internet_20_link" text:visited-style-name="Visited_20_Internet_20_Link">http://www.onlinewerk.info/2015/02/der-weg-zu-responsive-images/</text:a></text:p>
      <text:p text:style-name="P8"/>
      <text:p text:style-name="P8"><text:a xlink:type="simple" xlink:href="https://blog.kulturbanause.de/2014/09/responsive-images-srcset-sizes-adaptive/" text:style-name="Internet_20_link" text:visited-style-name="Visited_20_Internet_20_Link">https://blog.kulturbanause.de/2014/09/responsive-images-srcset-sizes-adaptive/</text:a></text:p>
      <text:p text:style-name="P8"/>
      <text:p text:style-name="P8"><text:a xlink:type="simple" xlink:href="https://de.wikipedia.org/wiki/World_Wide_Web_Consortium" text:style-name="Internet_20_link" text:visited-style-name="Visited_20_Internet_20_Link">https://de.wikipedia.org/wiki/World_Wide_Web_Consortium</text:a></text:p>
      <text:p text:style-name="P8"/>
      <text:p text:style-name="P8"><text:a xlink:type="simple" xlink:href="http://webkrauts.de/artikel/2012/responsive-images" text:style-name="Internet_20_link" text:visited-style-name="Visited_20_Internet_20_Link">http://webkrauts.de/artikel/2012/responsive-images</text:a></text:p>
      <text:p text:style-name="P8"/>
      <text:p text:style-name="P8"><text:a xlink:type="simple" xlink:href="https://docs.google.com/spreadsheet/ccc?key=0Al0lI17fOl9DdDgxTFVoRzFpV3VCdHk2NTBmdVI2OXc#gid=0" text:style-name="Internet_20_link" text:visited-style-name="Visited_20_Internet_20_Link">https://docs.google.com/spreadsheet/ccc?key=0Al0lI17fOl9DdDgxTFVoRzFpV3VCdHk2NTBmdVI2OXc#gid=0</text:a></text:p>
      <text:p text:style-name="P8"/>
      <text:p text:style-name="P8"><text:a xlink:type="simple" xlink:href="http://wirtschaftslexikon.gabler.de/graphs/77/80667_compact.gif" text:style-name="Internet_20_link" text:visited-style-name="Visited_20_Internet_20_Link">http://wirtschaftslexikon.gabler.de/graphs/77/80667_compact.gif</text:a></text:p>
      <text:p text:style-name="P8"/>
      <text:p text:style-name="P8"><text:a xlink:type="simple" xlink:href="http://www.google.de/imgres?imgurl=http%3A%2F%2Fwww.dadalos-d.org%2Fweb20%2Fimages%2Fweb_10_20.png&amp;imgrefurl=http%3A%2F%2Fwww.dadalos-d.org%2Fweb20%2Fweb_20.htm&amp;h=473&amp;w=660&amp;tbnid=3sJy2NyVvLDNPM%3A&amp;docid=8OqGwk3GVz5t0M&amp;hl=de&amp;ei=rrxJVobLBMGEPpKrh7AB&amp;tbm=isch&amp;iact=rc&amp;uact=3&amp;dur=313&amp;page=1&amp;start=0&amp;ndsp=18&amp;ved=0CFAQrQMwEWoVChMIhtqcmuqUyQIVQYIPCh2S1QEW" text:style-name="Internet_20_link" text:visited-style-name="Visited_20_Internet_20_Link">http://www.google.de/imgres?imgurl=http%3A%2F%2Fwww.dadalos-d.org%2Fweb20%2Fimages%2Fweb_10_20.png&amp;imgrefurl=http%3A%2F%2Fwww.dadalos-d.org%2Fweb20%2Fweb_20.htm&amp;h=473&amp;w=660&amp;tbnid=3sJy2NyVvLDNPM%3A&amp;docid=8OqGwk3GVz5t0M&amp;hl=de&amp;ei=rrxJVobLBMGEPpKrh7AB&amp;tbm=isch&amp;iact=rc&amp;uact=3&amp;dur=313&amp;page=1&amp;start=0&amp;ndsp=18&amp;ved=0CFAQrQMwEWoVChMIhtqcmuqUyQIVQYIPCh2S1QEW</text:a></text:p>
      <text:p text:style-name="P8"/>
      <text:p text:style-name="P8"><text:a xlink:type="simple" xlink:href="http://www.reif.org/wp-content/uploads/2014/01/Screenshot-2014-01-09-09.27.27-610x368.jpg" text:style-name="Internet_20_link" text:visited-style-name="Visited_20_Internet_20_Link">http://www.reif.org/wp-content/uploads/2014/01/Screenshot-2014-01-09-09.27.27-610x368.jpg</text:a></text:p>
      <text:p text:style-name="P8"/>
      <text:p text:style-name="P8"><text:a xlink:type="simple" xlink:href="http://www.onlinewerk.info/2015/02/der-weg-zu-responsive-images/" text:style-name="Internet_20_link" text:visited-style-name="Visited_20_Internet_20_Link">http://www.onlinewerk.info/2015/02/der-weg-zu-responsive-images/</text:a></text:p>
      <text:p text:style-name="P8"/>
      <text:p text:style-name="P8"><text:a xlink:type="simple" xlink:href="https://de.wikipedia.org/wiki/Web_Hypertext_Application_Technology_Working_Group" text:style-name="Internet_20_link" text:visited-style-name="Visited_20_Internet_20_Link">https://de.wikipedia.org/wiki/Web_Hypertext_Application_Technology_Working_Group</text:a></text:p>
      <text:p text:style-name="P8"/>
      <text:p text:style-name="P8"><text:a xlink:type="simple" xlink:href="https://www.google.de/?gws_rd=ssl#q=arpanet+wikipedia" text:style-name="Internet_20_link" text:visited-style-name="Visited_20_Internet_20_Link">https://www.google.de/?gws_rd=ssl#q=arpanet+wikipedia</text:a></text:p>
      <text:p text:style-name="P8"/>
      <text:p text:style-name="P8"><text:a xlink:type="simple" xlink:href="https://de.wikipedia.org/wiki/World_Wide_Web_Consortium" text:style-name="Internet_20_link" text:visited-style-name="Visited_20_Internet_20_Link">https://de.wikipedia.org/wiki/World_Wide_Web_Consortium</text:a></text:p>
      <text:p text:style-name="P8"/>
      <text:p text:style-name="P6"/>
      <text:p text:style-name="P6"><text:soft-page-break/></text:p>
      <text:p text:style-name="P6"><text:span text:style-name="Source_20_Text"><text:span text:style-name="T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inherit" svg:font-family="inherit"/>
    <style:font-face style:name="monospace" svg:font-family="monospace"/>
    <style:font-face style:name="sans-serif" svg:font-family="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meysa Hanasoglu</meta:initial-creator>
    <meta:creation-date>2015-11-04T10:42:00.11</meta:creation-date>
    <dc:date>2015-11-19T23:24:37.81</dc:date>
    <dc:creator>Rumeysa Hanasoglu</dc:creator>
    <meta:editing-duration>P2DT20H47M10S</meta:editing-duration>
    <meta:editing-cycles>35</meta:editing-cycles>
    <meta:generator>OpenOffice/4.1.1$Win32 OpenOffice.org_project/411m6$Build-9775</meta:generator>
    <meta:document-statistic meta:table-count="1" meta:image-count="2" meta:object-count="0" meta:page-count="11" meta:paragraph-count="161" meta:word-count="2413" meta:character-count="18545"/>
  </office:meta>
</office:document-meta>
</file>